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2869164.443496" calcext:value-type="float">
            <text:p>92,869,164</text:p>
          </table:table-cell>
          <table:table-cell table:style-name="ce32"/>
          <table:table-cell table:style-name="ce11" table:formula="of:=[.W9]" office:value-type="float" office:value="5314014.99999999" calcext:value-type="float">
            <text:p>5,314,015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AA2]*2.20462" office:value-type="float" office:value="110.231" calcext:value-type="float">
            <text:p>110.231</text:p>
          </table:table-cell>
          <table:table-cell table:number-columns-repeated="8"/>
          <table:table-cell table:formula="of:=SUM([.AK3:.AK4])" office:value-type="float" office:value="252" calcext:value-type="float">
            <text:p>252</text:p>
          </table:table-cell>
          <table:table-cell table:formula="of:=SUM([.AL3:.AL4])" office:value-type="float" office:value="555.56424" calcext:value-type="float">
            <text:p>555.56424</text:p>
          </table:table-cell>
          <table:table-cell table:formula="of:=SUM([.AM3:.AM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0.34" calcext:value-type="float">
            <text:p>50.34</text:p>
          </table:table-cell>
          <table:table-cell table:style-name="ce6"/>
          <table:table-cell table:style-name="ce12" table:formula="of:=[.V10]" office:value-type="percentage" office:value="50.34" calcext:value-type="percentage">
            <text:p>503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7.5" calcext:value-type="float">
            <text:p>7.5</text:p>
          </table:table-cell>
          <table:table-cell table:formula="of:=[.AA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29.6" calcext:value-type="float">
            <text:p>129.6</text:p>
          </table:table-cell>
          <table:table-cell table:style-name="ce42" table:formula="of:=[.AK3]*2.20462" office:value-type="float" office:value="285.718752" calcext:value-type="float">
            <text:p>285.72</text:p>
          </table:table-cell>
          <table:table-cell table:style-name="ce42" table:formula="of:=[.AL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63.25" calcext:value-type="float">
            <text:p>7463.3</text:p>
          </table:table-cell>
          <table:table-cell/>
          <table:table-cell table:style-name="ce6"/>
          <table:table-cell table:style-name="ce6" table:formula="of:=[.V11]" office:value-type="float" office:value="19.43" calcext:value-type="float">
            <text:p>19.43</text:p>
          </table:table-cell>
          <table:table-cell table:style-name="ce6"/>
          <table:table-cell table:style-name="ce12" table:formula="of:=[.V11]" office:value-type="percentage" office:value="19.43" calcext:value-type="percentage">
            <text:p>194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Rest</text:p>
          </table:table-cell>
          <table:table-cell table:formula="of:=[.AA2]-[.AA3]" office:value-type="float" office:value="42.5" calcext:value-type="float">
            <text:p>42.5</text:p>
          </table:table-cell>
          <table:table-cell table:formula="of:=[.AA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4]*[.AC4]*[.AD4]*[.AE4]*[.AF4]*[.AG4]" office:value-type="float" office:value="122.4" calcext:value-type="float">
            <text:p>122.4</text:p>
          </table:table-cell>
          <table:table-cell table:style-name="ce42" table:formula="of:=[.AK4]*2.20462" office:value-type="float" office:value="269.845488" calcext:value-type="float">
            <text:p>269.85</text:p>
          </table:table-cell>
          <table:table-cell table:style-name="ce42" table:formula="of:=[.AL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47.5" calcext:value-type="float">
            <text:p>2947.5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157" calcext:value-type="float">
            <text:p>23157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05" calcext:value-type="percentage">
            <text:p>18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6*10" office:value-type="float" office:value="15120" calcext:value-type="float">
            <text:p>15120</text:p>
          </table:table-cell>
          <table:table-cell table:formula="of:=[.AL2]*6" office:value-type="float" office:value="3333.38544" calcext:value-type="float">
            <text:p>3333.38544</text:p>
          </table:table-cell>
          <table:table-cell table:formula="of:=[.AM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5868848.0344" calcext:value-type="float">
            <text:p>25868848.034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2869164.443496" calcext:value-type="float">
            <text:p>92869164.443496</text:p>
          </table:table-cell>
          <table:table-cell table:style-name="ce6" table:formula="of:=([.T11]+[.T12])/2" office:value-type="float" office:value="5314014.99999999" calcext:value-type="float">
            <text:p>5314014.99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59869480.852592" calcext:value-type="float">
            <text:p>159869480.85259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0.34" calcext:value-type="percentage">
            <text:p>5034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497890295359" calcext:value-type="percentage">
            <text:p>98.650%</text:p>
          </table:table-cell>
          <table:table-cell table:formula="of:=1/(1-[.R11])" office:value-type="float" office:value="74.0625000000016" calcext:value-type="float">
            <text:p>74.0625000000016</text:p>
          </table:table-cell>
          <table:table-cell table:formula="of:=[.$T$2]*[.S11]" office:value-type="float" office:value="5161563.75000011" calcext:value-type="float">
            <text:p>5161563.7500001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3" calcext:value-type="percentage">
            <text:p>1943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250996015936" calcext:value-type="percentage">
            <text:p>98.725%</text:p>
          </table:table-cell>
          <table:table-cell table:formula="of:=1/(1-[.R12])" office:value-type="float" office:value="78.4374999999986" calcext:value-type="float">
            <text:p>78.4374999999986</text:p>
          </table:table-cell>
          <table:table-cell table:formula="of:=[.$T$2]*[.S12]" office:value-type="float" office:value="5466466.2499999" calcext:value-type="float">
            <text:p>5466466.2499999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6874443155647" calcext:value-type="percentage">
            <text:p>98.687%</text:p>
          </table:table-cell>
          <table:table-cell table:style-name="ce14" table:formula="of:=([.S11]+[.S12])/2" office:value-type="float" office:value="76.2499999999999" calcext:value-type="float">
            <text:p>76.2</text:p>
          </table:table-cell>
          <table:table-cell table:formula="of:=[.$T$2]*[.S13]" office:value-type="float" office:value="5314014.99999999" calcext:value-type="float">
            <text:p>5314014.99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750%)" office:value-type="percentage" office:value="0.988014981273408" calcext:value-type="percentage">
            <text:p>98.801%</text:p>
          </table:table-cell>
          <table:table-cell table:formula="of:=1/(1-[.R16])" office:value-type="float" office:value="83.4374999999986" calcext:value-type="float">
            <text:p>83.4374999999986</text:p>
          </table:table-cell>
          <table:table-cell table:formula="of:=[.$T$2]*[.S16]" office:value-type="float" office:value="5814926.2499999" calcext:value-type="float">
            <text:p>5814926.249999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63.3]" calcext:value-type="string">
            <text:p>Str: <text:s/>535 <text:s/>[7,463.3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750%)" office:value-type="percentage" office:value="0.988612099644128" calcext:value-type="percentage">
            <text:p>98.861%</text:p>
          </table:table-cell>
          <table:table-cell table:formula="of:=1/(1-[.R17])" office:value-type="float" office:value="87.8124999999991" calcext:value-type="float">
            <text:p>87.8124999999991</text:p>
          </table:table-cell>
          <table:table-cell table:formula="of:=[.$T$2]*[.S17]" office:value-type="float" office:value="6119828.74999994" calcext:value-type="float">
            <text:p>6119828.74999994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47.5]" calcext:value-type="string">
            <text:p>Dex: <text:s/>450 <text:s/>[2,947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313540458768" calcext:value-type="percentage">
            <text:p>98.831%</text:p>
          </table:table-cell>
          <table:table-cell table:style-name="ce14" table:formula="of:=([.S16]+[.S17])/2" office:value-type="float" office:value="85.625" calcext:value-type="float">
            <text:p>85.6</text:p>
          </table:table-cell>
          <table:table-cell table:formula="of:=[.$T$2]*[.S18]" office:value-type="float" office:value="5967377.5" calcext:value-type="float">
            <text:p>5967377.5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157.0]" calcext:value-type="string">
            <text:p>Int: 1660 [23,157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034.0%" calcext:value-type="string">
            <text:p>Resilience: 5,034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0.34" calcext:value-type="percentage">
            <text:p>503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05" calcext:value-type="percentage">
            <text:p>18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2.95" calcext:value-type="percentage">
            <text:p>12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55" calcext:value-type="percentage">
            <text:p>555.00%</text:p>
          </table:table-cell>
          <table:table-cell table:style-name="ce10" table:number-columns-repeated="2"/>
          <table:table-cell table:style-name="ce10" table:formula="of:=SUM([.AE27:.AE178])" office:value-type="percentage" office:value="12.95" calcext:value-type="percentage">
            <text:p>12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3" calcext:value-type="percentage">
            <text:p>19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784.0%" calcext:value-type="string">
            <text:p>w/Mantle: <text:s text:c="2"/>5,784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3.0%" calcext:value-type="string">
            <text:p>Speed+: <text:s text:c="4"/>1,943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05.0%" calcext:value-type="string">
            <text:p>Damage+: <text:s text:c="3"/>1,80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25]+([.C25]-1)*20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formula="of:=[.D26]+([.C26]-1)*20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28]+([.C28]-1)*20" office:value-type="float" office:value="46" calcext:value-type="float">
            <text:p>46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4" table:formula="of:=[.D29]+([.C29]-1)*20" office:value-type="float" office:value="42" calcext:value-type="float">
            <text:p>42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15" table:formula="of:=[.D31]+([.C31]-1)*20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55" calcext:value-type="percentage">
            <text:p>95.50%</text:p>
          </table:table-cell>
          <table:table-cell table:style-name="ce38" table:formula="of:=[.V31]" office:value-type="percentage" office:value="9.55" calcext:value-type="percentage">
            <text:p>95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55" calcext:value-type="percentage">
            <text:p>95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687%     [hp x  76.25]" calcext:value-type="string">
            <text:p>Mitigation: <text:s text:c="6"/>98.687% <text:s text:c="4"/>[hp x <text:s/>76.25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37]+([.C37]-1)*20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55" calcext:value-type="percentage">
            <text:p>145.50%</text:p>
          </table:table-cell>
          <table:table-cell table:style-name="ce34" table:formula="of:=[.P37]" office:value-type="percentage" office:value="17.46" calcext:value-type="percentage">
            <text:p>1746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46" calcext:value-type="percentage">
            <text:p>1746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314,015.0 [hp x 289.75]" calcext:value-type="string">
            <text:p>Effective Health: 5,314,015.0 [hp x 289.75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38]+([.C38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55" calcext:value-type="percentage">
            <text:p>55.50%</text:p>
          </table:table-cell>
          <table:table-cell table:style-name="ce9" table:formula="of:=[.P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55" calcext:value-type="percentage">
            <text:p>55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55" calcext:value-type="percentage">
            <text:p>55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40]+([.C4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01%     [hp x  83.44]" calcext:value-type="string">
            <text:p>Mitigation: <text:s text:c="6"/>98.801% <text:s text:c="4"/>[hp x <text:s/>83.44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14,926.3 [hp x 317.06]" calcext:value-type="string">
            <text:p>Effective Health: 5,814,926.3 [hp x 317.06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1  Archon Strike [E]               x5 [5.5m range]" calcext:value-type="string">
            <text:p>3-1 <text:s/>Archon Strike [E] <text:s text:c="14"/>x5 [5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0 Sentinel Reconstruction [E]     x5 " calcext:value-type="string">
            <text:p>3-10 Sentinel Reconstruction [E] <text:s text:c="4"/>x5 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5" calcext:value-type="percentage">
            <text:p>85.00%</text:p>
          </table:table-cell>
          <table:table-cell table:style-name="ce37" table:formula="of:=[.V46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6  Transfer [E]                    x1 " calcext:value-type="string">
            <text:p>3-6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  Arcane Dominion [E]             x1 " calcext:value-type="string">
            <text:p>3-2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50]+([.C5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1" calcext:value-type="percentage">
            <text:p>61.00%</text:p>
          </table:table-cell>
          <table:table-cell table:style-name="ce9" table:formula="of:=[.P50]" office:value-type="percentage" office:value="7.93" calcext:value-type="percentage">
            <text:p>793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7.93" calcext:value-type="percentage">
            <text:p>793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1  Eternal Brawling [E]           x10 [95.5% =&gt; 955.0% Damage, 1.25% DR/attack]" calcext:value-type="string">
            <text:p>3-1 <text:s/>Eternal Brawling [E] <text:s text:c="10"/>x10 [95.5% =&gt; 955.0% Damage, 1.25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54]+([.C54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1  Mantle of the Titan [E]        x12 [145.5% =&gt; 1,746.0% Resilience]" calcext:value-type="string">
            <text:p>3-1 <text:s/>Mantle of the Titan [E] <text:s text:c="7"/>x12 [145.5% =&gt; 1,746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1  Titan Core [E]                 x10 [55.5% =&gt; 555.0% Resilience, Speed, Strength, Intelligence and Dexterity, 10% =&gt; 100% weight/min]" calcext:value-type="string">
            <text:p>3-1 <text:s/>Titan Core [E] <text:s text:c="16"/>x10 [55.5% =&gt; 55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  Embered Heart [E]              x12 " calcext:value-type="string">
            <text:p>3-2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  Fires of Creation [E]          x13 [61.0% =&gt; 793.0% Resilience, 3.00% mana/health returned]" calcext:value-type="string">
            <text:p>3-2 <text:s/>Fires of Creation [E] <text:s text:c="9"/>x13 [61.0% =&gt; 793.0% Resilience, 3.0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  Space Manipulation [E]         x13 " calcext:value-type="string">
            <text:p>3-1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286]: 1" calcext:value-type="string">
            <text:p>Available [2286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286" calcext:value-type="float">
            <text:p>2286</text:p>
          </table:table-cell>
          <table:table-cell table:formula="of:=FLOOR([.F77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2 Bulwark of Ash" calcext:value-type="string">
            <text:p>1-12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79]+([.C79]-1)*20" office:value-type="float" office:value="12" calcext:value-type="float">
            <text:p>12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3 Deviant of Humanity" calcext:value-type="string">
            <text:p>3-23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D81]+([.C81]-1)*20" office:value-type="float" office:value="63" calcext:value-type="float">
            <text:p>63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1]+([.C91]-1)*20" office:value-type="float" office:value="1" calcext:value-type="float">
            <text:p>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2]+([.C92]-1)*20" office:value-type="float" office:value="1" calcext:value-type="float">
            <text:p>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3]+([.C93]-1)*20" office:value-type="float" office:value="1" calcext:value-type="float">
            <text:p>1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6  Monstrous" calcext:value-type="string">
            <text:p>1-6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95]+([.C95]-1)*20" office:value-type="float" office:value="6" calcext:value-type="float">
            <text:p>6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1 Soul Perception" calcext:value-type="string">
            <text:p>1-11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98]+([.C98]-1)*20" office:value-type="float" office:value="11" calcext:value-type="float">
            <text:p>11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0]+([.C100]-1)*20" office:value-type="float" office:value="8" calcext:value-type="float">
            <text:p>8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2  Telepathy" calcext:value-type="string">
            <text:p>1-2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01]+([.C101]-1)*20" office:value-type="float" office:value="2" calcext:value-type="float">
            <text:p>2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6   [56% - 92%] Earth Resistance" calcext:value-type="string">
            <text:p>3-6 <text:s text:c="2"/>[56% - 9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24]+([.C124]-1)*20" office:value-type="float" office:value="46" calcext:value-type="float">
            <text:p>46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6%" calcext:value-type="string">
            <text:p>56%</text:p>
          </table:table-cell>
          <table:table-cell table:formula="of:=TEXT(VLOOKUP([.E12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21" calcext:value-type="float">
            <text:p>2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6%" calcext:value-type="string">
            <text:p>26%</text:p>
          </table:table-cell>
          <table:table-cell table:formula="of:=TEXT(VLOOKUP([.E126];[.$BI$2:.$BK$81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6  [41% - 72%] Soul Magic Resistance" calcext:value-type="string">
            <text:p>2-16 <text:s/>[41% - 7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51]+([.C151]-1)*20" office:value-type="float" office:value="36" calcext:value-type="float">
            <text:p>36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1%" calcext:value-type="string">
            <text:p>41%</text:p>
          </table:table-cell>
          <table:table-cell table:formula="of:=TEXT(VLOOKUP([.E151];[.$BI$2:.$BK$8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9   [59% - 95%] Space Magic Resistance" calcext:value-type="string">
            <text:p>3-9 <text:s text:c="2"/>[5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3]+([.C153]-1)*20" office:value-type="float" office:value="49" calcext:value-type="float">
            <text:p>49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9%" calcext:value-type="string">
            <text:p>59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2   [52% - 84%] Wood Magic Resistance" calcext:value-type="string">
            <text:p>3-2 <text:s text:c="2"/>[52% - 84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62]+([.C162]-1)*20" office:value-type="float" office:value="42" calcext:value-type="float">
            <text:p>42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2%" calcext:value-type="string">
            <text:p>52%</text:p>
          </table:table-cell>
          <table:table-cell table:formula="of:=TEXT(VLOOKUP([.E162];[.$BI$2:.$BK$81];3);  &quot;0#%&quot;)" office:value-type="string" office:string-value="84%" calcext:value-type="string">
            <text:p>8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252.0 kgs   [555.6 lbs] [0.28 tons]" calcext:value-type="string">
            <text:p>Weight: <text:s text:c="2"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15,120.0 kgs [3,333.4 lbs] [1.67 tons]" calcext:value-type="string">
            <text:p>Maxed: 15,120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15,120.0" calcext:value-type="string">
            <text:p>15,12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63.3" calcext:value-type="string">
            <text:p>7,463.3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47.5" calcext:value-type="string">
            <text:p>2,947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157.0" calcext:value-type="string">
            <text:p>23,157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034.0%" calcext:value-type="string">
            <text:p>5,034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784.0%" calcext:value-type="string">
            <text:p>5,784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3.0%" calcext:value-type="string">
            <text:p>1,943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05.0%" calcext:value-type="string">
            <text:p>1,80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687%" calcext:value-type="string">
            <text:p>98.687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6.25" calcext:value-type="string">
            <text:p>76.25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314,015.0" calcext:value-type="string">
            <text:p>5,314,015.0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89.75" calcext:value-type="string">
            <text:p>289.75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01%" calcext:value-type="string">
            <text:p>98.80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3.44" calcext:value-type="string">
            <text:p>83.44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14,926.3" calcext:value-type="string">
            <text:p>5,814,926.3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17.06" calcext:value-type="string">
            <text:p>317.06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" calcext:value-type="float">
            <text:p>1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5.5" calcext:value-type="string">
            <text:p>5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5.5" calcext:value-type="float">
            <text:p>5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0" calcext:value-type="float">
            <text:p>10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6" calcext:value-type="float">
            <text:p>6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" calcext:value-type="float">
            <text:p>2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1" calcext:value-type="float">
            <text:p>1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5.5% =&gt; 955.0%" calcext:value-type="string">
            <text:p>95.5% =&gt; 95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25%" calcext:value-type="string">
            <text:p>1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" calcext:value-type="float">
            <text:p>1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5.5% =&gt; 1,746.0%" calcext:value-type="string">
            <text:p>145.5% =&gt; 1,746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1" calcext:value-type="float">
            <text:p>1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5.5% =&gt; 555.0%" calcext:value-type="string">
            <text:p>55.5% =&gt; 55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2" calcext:value-type="float">
            <text:p>12</text:p>
          </table:table-cell>
          <table:table-cell table:formula="of:=[.$E$253]-[.E275]+1+IF([.K46]&lt;10;1;0)" office:value-type="float" office:value="19" calcext:value-type="float">
            <text:p>19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    " calcext:value-type="string">
            <text:p><text:s text:c="19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" calcext:value-type="float">
            <text:p>2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1.0% =&gt; 793.0%" calcext:value-type="string">
            <text:p>61.0% =&gt; 793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3.00%" calcext:value-type="string">
            <text:p>3.0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" calcext:value-type="float">
            <text:p>1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286" calcext:value-type="float">
            <text:p>2286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9:12:04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5-01T19:12:11.059000000</dc:date>
    <meta:generator>LibreOffice/7.0.5.2$Windows_X86_64 LibreOffice_project/64390860c6cd0aca4beafafcfd84613dd9dfb63a</meta:generator>
    <meta:editing-duration>P1DT4H22M4S</meta:editing-duration>
    <meta:editing-cycles>181</meta:editing-cycles>
    <meta:document-statistic meta:table-count="1" meta:cell-count="2142" meta:object-count="0"/>
    <meta:user-defined meta:name="AppVersion">16.0300</meta:user-defined>
  </office:meta>
</office:document-meta>
</file>